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4.711cm" fo:margin-left="-0.199cm" fo:margin-top="0cm" fo:margin-bottom="0cm" table:align="left" style:writing-mode="lr-tb"/>
    </style:style>
    <style:style style:name="Table2.A" style:family="table-column">
      <style:table-column-properties style:column-width="5.9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5.42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A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P10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7ac0c"/>
    </style:style>
    <style:style style:name="P19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</style:style>
    <style:style style:name="P20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21" style:family="paragraph" style:parent-style-name="Standard">
      <style:paragraph-properties fo:line-height="150%" fo:text-align="justify" style:justify-single-word="false" fo:padding="0cm" fo:border="none"/>
    </style:style>
    <style:style style:name="P22" style:family="paragraph" style:parent-style-name="Standard">
      <style:paragraph-properties fo:line-height="150%" fo:text-align="justify" style:justify-single-word="false" fo:padding="0cm" fo:border="non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line-height="150%" fo:text-align="justify" style:justify-single-word="false" fo:padding="0cm" fo:border="none"/>
      <style:text-properties officeooo:rsid="0016ed6c" officeooo:paragraph-rsid="0016ed6c"/>
    </style:style>
    <style:style style:name="P24" style:family="paragraph" style:parent-style-name="Standard">
      <style:paragraph-properties fo:margin-top="0.75cm" fo:margin-bottom="0cm" loext:contextual-spacing="false" fo:line-height="100%" fo:text-align="end" style:justify-single-word="false"/>
    </style:style>
    <style:style style:name="P25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27" style:family="paragraph" style:parent-style-name="List_20_Paragraph">
      <style:paragraph-properties fo:line-height="150%" fo:text-align="justify" style:justify-single-word="false"/>
    </style:style>
    <style:style style:name="P28" style:family="paragraph" style:parent-style-name="List_20_Paragraph" style:list-style-name="WWNum9">
      <style:paragraph-properties fo:line-height="150%" fo:text-align="justify" style:justify-single-word="false"/>
    </style:style>
    <style:style style:name="P29" style:family="paragraph" style:parent-style-name="List_20_Paragraph">
      <style:paragraph-properties fo:line-height="150%" fo:text-align="justify" style:justify-single-word="false"/>
      <style:text-properties style:font-name="FreeMono" fo:font-weight="normal" officeooo:rsid="0017ac0c" officeooo:paragraph-rsid="0017ac0c" style:font-weight-asian="normal" style:font-weight-complex="normal"/>
    </style:style>
    <style:style style:name="P3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</style:style>
    <style:style style:name="P3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P33" style:family="paragraph" style:parent-style-name="List_20_Paragraph">
      <style:paragraph-properties fo:margin-left="1.886cm" fo:margin-right="0cm" fo:line-height="150%" fo:text-align="justify" style:justify-single-word="false" fo:text-indent="0cm" style:auto-text-indent="fals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No_20_Spacing">
      <style:paragraph-properties fo:line-height="100%"/>
    </style:style>
    <style:style style:name="P35" style:family="paragraph" style:parent-style-name="No_20_Spacing">
      <style:paragraph-properties fo:line-height="100%"/>
      <style:text-properties fo:language="en" fo:country="US"/>
    </style:style>
    <style:style style:name="P36" style:family="paragraph" style:parent-style-name="No_20_Spacing">
      <style:paragraph-properties fo:margin-left="1.27cm" fo:margin-right="0cm" fo:line-height="100%" fo:text-indent="1.27cm" style:auto-text-indent="false"/>
    </style:style>
    <style:style style:name="T1" style:family="text"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ff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3" style:family="text">
      <style:text-properties fo:color="#00000a" fo:font-size="12pt" style:font-size-asian="12pt" style:font-size-complex="12pt"/>
    </style:style>
    <style:style style:name="T14" style:family="text">
      <style:text-properties fo:color="#00000a" fo:font-size="14pt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fo:color="#00000a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MS Mincho" fo:font-size="14pt" style:font-name-asian="MS Mincho1" style:font-size-asian="14pt" style:font-name-complex="MS Mincho1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 МО ЭВМ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3">ОТЧЕТ</text:span></text:p>
      <text:p text:style-name="P1"><text:span text:style-name="T3">по лабораторной работе</text:span><text:span text:style-name="T9"> </text:span><text:span text:style-name="T10">№ 4</text:span></text:p>
      <text:p text:style-name="P1"><text:span text:style-name="T3">по дисциплине «Программирование»</text:span></text:p>
      <text:p text:style-name="P1"><text:span text:style-name="T3">Тема: Программирование алгоритмов с бинарными деревьями</text:span></text:p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2">Студент гр. </text:span><text:span text:style-name="T11">6383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11"><text:s text:c="6"/>Быков И. В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Преподаватель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<text:span text:style-name="T2">Шолохова О.М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1"><text:span text:style-name="T2">Санкт-Петербург</text:span></text:p>
      <text:p text:style-name="P1"><text:span text:style-name="T2">2017</text:span></text:p>
      <text:p text:style-name="P4"/>
      <text:p text:style-name="P4"/>
      <text:list xml:id="list5502012115783686010" text:style-name="WWNum9">
        <text:list-item>
          <text:p text:style-name="P28"><text:soft-page-break/><text:span text:style-name="T3">Цель работы.</text:span></text:p>
        </text:list-item>
      </text:list>
      <text:p text:style-name="P30"><text:span text:style-name="T4">Познакомиться с такой часто используемой на практике, особенно при решении задач кодирования и поиска, <text:s/>нелинейной структурой данных, как бинарное дерево, способами её представления и реализации, получить навыки решения задач обработки бинарных деревьев.</text:span></text:p>
      <text:p text:style-name="P32"/>
      <text:list xml:id="list711986310967" text:continue-numbering="true" text:style-name="WWNum9">
        <text:list-item>
          <text:p text:style-name="P28"><text:span text:style-name="T3">Постановка задачи.</text:span></text:p>
        </text:list-item>
      </text:list>
      <text:p text:style-name="No_20_Spacing">Вариант 1б. </text:p>
      <text:p text:style-name="No_20_Spacing">Задано бинарное дерево b типа BT с типом элементов Elem. Для введенной пользователем величины E (var E: Elem) определить число вхождений элемента Е в дерево b.</text:p>
      <text:p text:style-name="No_20_Spacing"/>
      <text:list xml:id="list710309538844" text:continue-numbering="true" text:style-name="WWNum9">
        <text:list-item>
          <text:p text:style-name="P28"><text:span text:style-name="T3">Основные теоретические положения.</text:span></text:p>
        </text:list-item>
      </text:list>
      <text:p text:style-name="P12"><text:span text:style-name="T2">Бинарное дерево </text:span><text:span text:style-name="T16">－</text:span><text:span text:style-name="T2"> это конечное множество узлов, которое либо пусто, либо состоит из корня и двух непересекающихся бинарных деревьев, называемых правым поддеревом и левым поддеревом.</text:span></text:p>
      <text:p text:style-name="P19"><text:span text:style-name="T5">Скобочное представление бинарного дерева (БД):</text:span></text:p>
      <text:p text:style-name="P19"><text:span text:style-name="T5">&lt; БД &gt; ::= &lt; пусто &gt; | &lt; непустое БД &gt;,</text:span></text:p>
      <text:p text:style-name="P19"><text:span text:style-name="T5">&lt; пусто &gt; ::= </text:span><text:span text:style-name="T13">Λ</text:span><text:span text:style-name="T5">,</text:span></text:p>
      <text:p text:style-name="P19"><text:span text:style-name="T5">&lt; непустое БД &gt; ::= ( &lt; корень &gt; &lt; БД &gt; &lt; БД &gt; ).</text:span></text:p>
      <text:p text:style-name="P12"><text:span text:style-name="T2">Возможна ссылочная реализация абстрактного типа данных (АТД) «бинарное дерево» как в связанной памяти, так и на базе вектора. Каждый узел бинарного дерево (</text:span><text:span text:style-name="T6">BT</text:span><text:span text:style-name="T2">) рассматривается как корень поддерева, которому сопоставляется запись из трех полей: одно из них содержит значение узла, а два других являются указателями на левое и правое поддеревья. </text:span></text:p>
      <text:p text:style-name="P12"><text:span text:style-name="T2">Базовые операции бинарного дерева задаются набором функций:</text:span></text:p>
      <text:p text:style-name="P12"><text:span text:style-name="T6">NullBT (t: BinT): Boolean;</text:span></text:p>
      <text:p text:style-name="P12"><text:span text:style-name="T6">RootBT (t: BinT): Elem;</text:span></text:p>
      <text:p text:style-name="P12"><text:span text:style-name="T6">LeftBT (t: BinT): BinT;</text:span></text:p>
      <text:p text:style-name="P12"><text:span text:style-name="T6">RightBT (t: BinT): BinT;</text:span></text:p>
      <text:p text:style-name="P12"><text:soft-page-break/><text:span text:style-name="T6">ConsBT (e: Elem; LS, RS: BinT): BinT.</text:span></text:p>
      <text:p text:style-name="P14"/>
      <text:list xml:id="list711262233354" text:continue-numbering="true" text:style-name="WWNum9">
        <text:list-item>
          <text:p text:style-name="P28"><text:span text:style-name="T3">Спецификация программы.</text:span></text:p>
        </text:list-item>
      </text:list>
      <text:p text:style-name="P11"><text:span text:style-name="T2">Программа предназначена для нахождения количества вхождений элемента в заданное дерево.</text:span></text:p>
      <text:p text:style-name="P11"><text:span text:style-name="T2">Программа написана на языке C++ с использованием компилятора </text:span><text:span text:style-name="T6">mingw</text:span><text:span text:style-name="T2">32- </text:span><text:span text:style-name="T6">g</text:span><text:span text:style-name="T2">++. Входными данными для программы являются:</text:span></text:p>
      <text:p text:style-name="P2"><text:span text:style-name="T2"><text:tab/>строка – прямая запись бинарного дерева (задается в файле)</text:span></text:p>
      <text:p text:style-name="P2"><text:span text:style-name="T2"><text:tab/>символ типа </text:span><text:span text:style-name="T6">char</text:span><text:span text:style-name="T2"> – элемент, число вхождений которого ищем</text:span></text:p>
      <text:p text:style-name="P2"><text:span text:style-name="T2">Выходные данные:</text:span></text:p>
      <text:p text:style-name="P2"><text:span text:style-name="T2"><text:tab/>число типа </text:span><text:span text:style-name="T6">int</text:span><text:span text:style-name="T2"> – количество вхождений элемента.</text:span></text:p>
      <text:p text:style-name="P5"/>
      <text:list xml:id="list710898796347" text:continue-numbering="true" text:style-name="WWNum9">
        <text:list-item>
          <text:p text:style-name="P28"><text:span text:style-name="T10">Пример диалога с пользователем. </text:span></text:p>
        </text:list-item>
      </text:list>
      <text:p text:style-name="P27"><text:span text:style-name="T10"/></text:p>
      <text:p text:style-name="P29"><text:span text:style-name="T15">Выберите действие:</text:span></text:p>
      <text:p text:style-name="P29"><text:span text:style-name="T15">1 - посчитать количество вхождений элемента;</text:span></text:p>
      <text:p text:style-name="P29"><text:span text:style-name="T15">2 - вывод дерева</text:span></text:p>
      <text:p text:style-name="P29"><text:span text:style-name="T15">3 -выход.</text:span></text:p>
      <text:p text:style-name="P29"><text:span text:style-name="T15">2</text:span></text:p>
      <text:p text:style-name="P29"><text:span text:style-name="T15">Бинарное дерево в КЛП-представлении: </text:span></text:p>
      <text:p text:style-name="P29"><text:span text:style-name="T15">abda/o///a/l//camp///a//g/o//</text:span></text:p>
      <text:p text:style-name="P29"><text:span text:style-name="T15">Продолжить? 1 - да; 0 - нет. 1</text:span></text:p>
      <text:p text:style-name="P29"><text:span text:style-name="T15"/></text:p>
      <text:p text:style-name="P29"><text:span text:style-name="T15">Выберите действие:</text:span></text:p>
      <text:p text:style-name="P29"><text:span text:style-name="T15">1 - посчитать количество вхождений элемента;</text:span></text:p>
      <text:p text:style-name="P29"><text:span text:style-name="T15">2 - вывод дерева</text:span></text:p>
      <text:p text:style-name="P29"><text:span text:style-name="T15">3 -выход.</text:span></text:p>
      <text:p text:style-name="P29"><text:span text:style-name="T15">1</text:span></text:p>
      <text:p text:style-name="P29"><text:span text:style-name="T15">Введите элемент: a</text:span></text:p>
      <text:p text:style-name="P29"><text:span text:style-name="T15">Элемент a встречается в дереве 5 раз.</text:span></text:p>
      <text:p text:style-name="P29"><text:span text:style-name="T15">Продолжить? 1 - да; 0 - нет. </text:span></text:p>
      <text:p text:style-name="P33"/>
      <text:list xml:id="list711997568865" text:continue-numbering="true" text:style-name="WWNum9">
        <text:list-item>
          <text:p text:style-name="P31"><text:span text:style-name="T3">Реализация. </text:span></text:p>
        </text:list-item>
      </text:list>
      <text:p text:style-name="P11"><text:span text:style-name="T2">Структура Бинарное дерево:</text:span></text:p>
      <text:p text:style-name="P11"><text:span text:style-name="Subtle_20_Emphasis"><text:span text:style-name="T17">struct node {</text:span></text:span></text:p>
      <text:p text:style-name="P11"><text:span text:style-name="Subtle_20_Emphasis"><text:span text:style-name="T17"><text:tab/><text:tab/>base info;</text:span></text:span><text:span text:style-name="Subtle_20_Emphasis"><text:tab/></text:span></text:p>
      <text:p text:style-name="P11"><text:span text:style-name="Subtle_20_Emphasis"><text:span text:style-name="T17"><text:tab/><text:tab/>node *lt;</text:span></text:span></text:p>
      <text:p text:style-name="P11"><text:span text:style-name="Subtle_20_Emphasis"><text:span text:style-name="T17"><text:tab/><text:tab/>node *rt;</text:span></text:span></text:p>
      <text:p text:style-name="P11"><text:span text:style-name="Subtle_20_Emphasis"><text:span text:style-name="T17"><text:tab/><text:tab/><text:tab/>// constructor</text:span></text:span></text:p>
      <text:p text:style-name="P11"><text:soft-page-break/><text:span text:style-name="Subtle_20_Emphasis"><text:span text:style-name="T17"><text:tab/><text:tab/><text:tab/>node () {lt = NULL; rt = NULL;}</text:span></text:span></text:p>
      <text:p text:style-name="P11"><text:span text:style-name="Subtle_20_Emphasis"><text:span text:style-name="T17"><text:tab/></text:span></text:span><text:span text:style-name="Subtle_20_Emphasis">};</text:span></text:p>
      <text:p text:style-name="P11"><text:span text:style-name="Subtle_20_Emphasis"/></text:p>
      <text:p text:style-name="P11"><text:span text:style-name="Subtle_20_Emphasis"><text:tab/>typedef node *binTree;</text:span></text:p>
      <text:p text:style-name="P11"><text:span text:style-name="Subtle_20_Emphasis"/></text:p>
      <text:p text:style-name="P15"/>
      <text:p text:style-name="P15"/>
      <text:p text:style-name="P11"><text:span text:style-name="T2">Базовые функции:</text:span></text:p>
      <text:p text:style-name="P11"><text:span text:style-name="Subtle_20_Emphasis"><text:tab/></text:span><text:span text:style-name="Subtle_20_Emphasis"><text:span text:style-name="T17">bool</text:span></text:span><text:span text:style-name="Subtle_20_Emphasis"> </text:span><text:span text:style-name="Subtle_20_Emphasis"><text:span text:style-name="T17">isNull</text:span></text:span><text:span text:style-name="Subtle_20_Emphasis">(</text:span><text:span text:style-name="Subtle_20_Emphasis"><text:span text:style-name="T17">binTree</text:span></text:span><text:span text:style-name="Subtle_20_Emphasis">);<text:tab/></text:span></text:p>
      <text:p text:style-name="P11"><text:span text:style-name="Subtle_20_Emphasis"><text:tab/></text:span><text:span text:style-name="Subtle_20_Emphasis"><text:span text:style-name="T17">base RootBT (binTree);</text:span></text:span><text:span text:style-name="Subtle_20_Emphasis"> </text:span></text:p>
      <text:p text:style-name="P11"><text:span text:style-name="Subtle_20_Emphasis"><text:span text:style-name="T17"><text:tab/>binTree Left (binTree);</text:span></text:span></text:p>
      <text:p text:style-name="P11"><text:span text:style-name="Subtle_20_Emphasis"><text:span text:style-name="T17"><text:tab/>binTree Right (binTree);</text:span></text:span></text:p>
      <text:p text:style-name="P11"><text:span text:style-name="Subtle_20_Emphasis"><text:span text:style-name="T17"><text:tab/>binTree ConsBT(const base &amp;x, binTree &amp;lst, <text:s/>binTree &amp;rst);</text:span></text:span></text:p>
      <text:p text:style-name="P11"><text:span text:style-name="Subtle_20_Emphasis"><text:span text:style-name="T17"><text:tab/>void destroy (binTree&amp;);</text:span></text:span></text:p>
      <text:p text:style-name="P11"><text:span text:style-name="Subtle_20_Emphasis"><text:span text:style-name="T17">binTree enterBT (std::istream &amp;infile);</text:span></text:span></text:p>
      <text:p text:style-name="P11"><text:span text:style-name="Subtle_20_Emphasis"><text:span text:style-name="T17">void outBT(binTree b);</text:span></text:span></text:p>
      <text:p text:style-name="P11"><text:span text:style-name="Subtle_20_Emphasis"><text:span text:style-name="T17">unInt sizeBT (binTree b);</text:span></text:span></text:p>
      <text:p text:style-name="P10"><text:span text:style-name="Subtle_20_Emphasis"/></text:p>
      <text:p text:style-name="P20"><text:span text:style-name="T2">Функция поиска количества вхождений:</text:span></text:p>
      <text:p text:style-name="P20"><text:span text:style-name="Subtle_20_Emphasis"><text:span text:style-name="T17">int count(binTree b, base &amp;x)</text:span></text:span></text:p>
      <text:p text:style-name="P20"><text:span text:style-name="Subtle_20_Emphasis">/Функция поиска количества вхождений элемента х в дереве </text:span><text:span text:style-name="Subtle_20_Emphasis"><text:span text:style-name="T17">b</text:span></text:span></text:p>
      <text:p text:style-name="P20"><text:span text:style-name="Subtle_20_Emphasis">Предусловие</text:span></text:p>
      <text:p text:style-name="P20"><text:span text:style-name="Subtle_20_Emphasis"><text:span text:style-name="T17"><text:tab/>b – </text:span></text:span><text:span text:style-name="Subtle_20_Emphasis">бинарное поддерево</text:span></text:p>
      <text:p text:style-name="P20"><text:span text:style-name="Subtle_20_Emphasis"><text:tab/></text:span><text:span text:style-name="Subtle_20_Emphasis"><text:span text:style-name="T17">x</text:span></text:span><text:span text:style-name="Subtle_20_Emphasis"> – элемент типа </text:span><text:span text:style-name="Subtle_20_Emphasis"><text:span text:style-name="T17">char</text:span></text:span><text:span text:style-name="Subtle_20_Emphasis"> – искомый</text:span></text:p>
      <text:p text:style-name="P20"><text:span text:style-name="Subtle_20_Emphasis">Возвращает </text:span><text:span text:style-name="Subtle_20_Emphasis"><text:span text:style-name="T17">cnt</text:span></text:span><text:span text:style-name="Subtle_20_Emphasis"> – количество вхождений элемента </text:span><text:span text:style-name="Subtle_20_Emphasis"><text:span text:style-name="T17">x</text:span></text:span></text:p>
      <text:p text:style-name="P20"><text:span text:style-name="Subtle_20_Emphasis"/></text:p>
      <text:list xml:id="list711734128105" text:continue-numbering="true" text:style-name="WWNum9">
        <text:list-item>
          <text:p text:style-name="P31"><text:span text:style-name="T3">Тестирование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Дерево в клп представлении</text:p>
          </table:table-cell>
          <table:table-cell table:style-name="Table2.A1" office:value-type="string">
            <text:p text:style-name="P23">Элемент</text:p>
          </table:table-cell>
          <table:table-cell table:style-name="Table2.A1" office:value-type="string">
            <text:p text:style-name="P23">Количество вхождений</text:p>
          </table:table-cell>
        </table:table-row>
        <table:table-row table:style-name="Table2.1">
          <table:table-cell table:style-name="Table2.A2" office:value-type="string">
            <text:p text:style-name="P21"><text:span text:style-name="T12">a//</text:span></text:p>
          </table:table-cell>
          <table:table-cell table:style-name="Table2.A2" office:value-type="string">
            <text:p text:style-name="P21"><text:span text:style-name="T12">a</text:span></text:p>
          </table:table-cell>
          <table:table-cell table:style-name="Table2.A2" office:value-type="string">
            <text:p text:style-name="P21"><text:span text:style-name="T12">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2">a//</text:span></text:p>
          </table:table-cell>
          <table:table-cell table:style-name="Table2.A1" office:value-type="string">
            <text:p text:style-name="P21"><text:span text:style-name="T12">b</text:span></text:p>
          </table:table-cell>
          <table:table-cell table:style-name="Table2.A1" office:value-type="string">
            <text:p text:style-name="P21"><text:span text:style-name="T12">0</text:span></text:p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><text:span text:style-name="T12">d</text:span></text:p>
          </table:table-cell>
          <table:table-cell table:style-name="Table2.A1" office:value-type="string">
            <text:p text:style-name="P21"><text:span text:style-name="T12">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2">a/a/a//</text:span></text:p>
          </table:table-cell>
          <table:table-cell table:style-name="Table2.A1" office:value-type="string">
            <text:p text:style-name="P21"><text:span text:style-name="T12">a</text:span></text:p>
          </table:table-cell>
          <table:table-cell table:style-name="Table2.A1" office:value-type="string">
            <text:p text:style-name="P21"><text:span text:style-name="T12">3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2">a/b/c//</text:span></text:p>
          </table:table-cell>
          <table:table-cell table:style-name="Table2.A1" office:value-type="string">
            <text:p text:style-name="P21"><text:span text:style-name="T12">a</text:span></text:p>
          </table:table-cell>
          <table:table-cell table:style-name="Table2.A1" office:value-type="string">
            <text:p text:style-name="P21"><text:span text:style-name="T12">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2">a/b/c//</text:span></text:p>
          </table:table-cell>
          <table:table-cell table:style-name="Table2.A1" office:value-type="string">
            <text:p text:style-name="P21"><text:span text:style-name="T12">b</text:span></text:p>
          </table:table-cell>
          <table:table-cell table:style-name="Table2.A1" office:value-type="string">
            <text:p text:style-name="P21"><text:span text:style-name="T12">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2">a/b/c//</text:span></text:p>
          </table:table-cell>
          <table:table-cell table:style-name="Table2.A1" office:value-type="string">
            <text:p text:style-name="P21"><text:span text:style-name="T12">c</text:span></text:p>
          </table:table-cell>
          <table:table-cell table:style-name="Table2.A1" office:value-type="string">
            <text:p text:style-name="P21"><text:span text:style-name="T12">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2">aa/bb/db//</text:span></text:p>
          </table:table-cell>
          <table:table-cell table:style-name="Table2.A1" office:value-type="string">
            <text:p text:style-name="P21"><text:span text:style-name="T12">a</text:span></text:p>
          </table:table-cell>
          <table:table-cell table:style-name="Table2.A1" office:value-type="string">
            <text:p text:style-name="P21"><text:span text:style-name="T12">2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2">aa/bb/db//</text:span></text:p>
          </table:table-cell>
          <table:table-cell table:style-name="Table2.A1" office:value-type="string">
            <text:p text:style-name="P21"><text:span text:style-name="T12">b</text:span></text:p>
          </table:table-cell>
          <table:table-cell table:style-name="Table2.A1" office:value-type="string">
            <text:p text:style-name="P21"><text:span text:style-name="T12">3</text:span></text:p>
          </table:table-cell>
        </table:table-row>
      </table:table>
      <text:p text:style-name="P16"/>
      <text:p text:style-name="P13"><text:soft-page-break/></text:p>
      <text:p text:style-name="P13"><text:bookmark text:name="_GoBack"/></text:p>
      <text:p text:style-name="P11"><text:span text:style-name="T3">Вывод</text:span><text:bookmark text:name="_9fo5aet8n5j"/><text:bookmark text:name="_yu53w69mcq8w"/><text:bookmark text:name="_69f0dwpc7tyf"/><text:span text:style-name="T3">.</text:span></text:p>
      <text:p text:style-name="P11"><text:span text:style-name="T2">В результате выполнения лабораторной работы мною были получены основные сведения о бинарных деревьях. Мною были изучены базовые функции обработки бинарных деревьев. </text:span></text:p>
      <text:p text:style-name="P15"/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8"><text:span text:style-name="T3"/></text:p>
      <text:p text:style-name="P18"><text:span text:style-name="T3"/></text:p>
      <text:p text:style-name="P11"><text:span text:style-name="T3"/></text:p>
      <text:p text:style-name="P11"><text:soft-page-break/><text:span text:style-name="T3">Приложение А. Исходный код.</text:span></text:p>
      <text:p text:style-name="P11"><text:span text:style-name="T7">main</text:span><text:span text:style-name="T3">.</text:span><text:span text:style-name="T7">cpp</text:span></text:p>
      <text:p text:style-name="P11"><text:span text:style-name="Subtle_20_Emphasis">// Быков И. В. лабораторная работа №4. Поиск количества вхождений элемента в заданном дереве.</text:span></text:p>
      <text:p text:style-name="P11"><text:span text:style-name="Subtle_20_Emphasis">// Дерево вводится из файла или с экрана в КЛП форме.</text:span></text:p>
      <text:p text:style-name="P11"><text:span text:style-name="Subtle_20_Emphasis"><text:span text:style-name="T17">#include "BTree.h"</text:span></text:span></text:p>
      <text:p text:style-name="P17"><text:span text:style-name="Subtle_20_Emphasis"/></text:p>
      <text:p text:style-name="P17"><text:span text:style-name="Subtle_20_Emphasis"/></text:p>
      <text:p text:style-name="P11"><text:span text:style-name="Subtle_20_Emphasis"><text:span text:style-name="T17">using namespace binTree_modul;</text:span></text:span></text:p>
      <text:p text:style-name="P17"><text:span text:style-name="Subtle_20_Emphasis"/></text:p>
      <text:p text:style-name="P11"><text:span text:style-name="Subtle_20_Emphasis"><text:span text:style-name="T17">int readAction();</text:span></text:span></text:p>
      <text:p text:style-name="P17"><text:span text:style-name="Subtle_20_Emphasis"/></text:p>
      <text:p text:style-name="P11"><text:span text:style-name="Subtle_20_Emphasis"><text:span text:style-name="T17">int main ()</text:span></text:span></text:p>
      <text:p text:style-name="P11"><text:span text:style-name="Subtle_20_Emphasis"><text:span text:style-name="T17">{</text:span></text:span></text:p>
      <text:p text:style-name="P11"><text:span text:style-name="Subtle_20_Emphasis"><text:span text:style-name="T17"><text:s text:c="4"/>setlocale(LC_ALL, "Russian");</text:span></text:span></text:p>
      <text:p text:style-name="P11"><text:span text:style-name="Subtle_20_Emphasis"><text:span text:style-name="T17"><text:s text:c="4"/>int flag, format, cnt;</text:span></text:span></text:p>
      <text:p text:style-name="P11"><text:span text:style-name="Subtle_20_Emphasis"><text:span text:style-name="T17"><text:tab/>ifstream in("KLP.txt");</text:span></text:span></text:p>
      <text:p text:style-name="P11"><text:span text:style-name="Subtle_20_Emphasis"><text:span text:style-name="T17"><text:tab/>binTree b;</text:span></text:span></text:p>
      <text:p text:style-name="P11"><text:span text:style-name="Subtle_20_Emphasis"><text:span text:style-name="T17"><text:tab/>base elem;</text:span></text:span></text:p>
      <text:p text:style-name="P11"><text:span text:style-name="Subtle_20_Emphasis"><text:span text:style-name="T17"><text:tab/>cout &lt;&lt; "Выберите формат работы:\n1 - чтение из файла.\n2 - работа в консоли\nother - выход.\n" &lt;&lt; endl;</text:span></text:span></text:p>
      <text:p text:style-name="P11"><text:span text:style-name="Subtle_20_Emphasis"><text:span text:style-name="T17"><text:tab/>cin &gt;&gt; format;</text:span></text:span></text:p>
      <text:p text:style-name="P11"><text:span text:style-name="Subtle_20_Emphasis"><text:span text:style-name="T17"><text:tab/>switch (format)</text:span></text:span></text:p>
      <text:p text:style-name="P11"><text:span text:style-name="Subtle_20_Emphasis"><text:span text:style-name="T17"><text:tab/>{</text:span></text:span></text:p>
      <text:p text:style-name="P11"><text:span text:style-name="Subtle_20_Emphasis"><text:span text:style-name="T17"><text:s text:c="4"/>case 1:</text:span></text:span></text:p>
      <text:p text:style-name="P11"><text:span text:style-name="Subtle_20_Emphasis"><text:span text:style-name="T17"><text:s text:c="8"/>if (!in) cerr &lt;&lt; "Не найден файл input.txt\n";</text:span></text:span></text:p>
      <text:p text:style-name="P11"><text:span text:style-name="Subtle_20_Emphasis"><text:span text:style-name="T17"><text:s text:c="8"/>cout</text:span></text:span><text:span text:style-name="Subtle_20_Emphasis"> &lt;&lt; "Чтение из </text:span><text:span text:style-name="Subtle_20_Emphasis"><text:span text:style-name="T17">input</text:span></text:span><text:span text:style-name="Subtle_20_Emphasis">.</text:span><text:span text:style-name="Subtle_20_Emphasis"><text:span text:style-name="T17">txt</text:span></text:span><text:span text:style-name="Subtle_20_Emphasis">..." &lt;&lt; </text:span><text:span text:style-name="Subtle_20_Emphasis"><text:span text:style-name="T17">endl</text:span></text:span><text:span text:style-name="Subtle_20_Emphasis">;</text:span></text:p>
      <text:p text:style-name="P11"><text:span text:style-name="Subtle_20_Emphasis"><text:s text:c="8"/></text:span><text:span text:style-name="Subtle_20_Emphasis"><text:span text:style-name="T17">b</text:span></text:span><text:span text:style-name="Subtle_20_Emphasis"> = </text:span><text:span text:style-name="Subtle_20_Emphasis"><text:span text:style-name="T17">enterBT</text:span></text:span><text:span text:style-name="Subtle_20_Emphasis">(</text:span><text:span text:style-name="Subtle_20_Emphasis"><text:span text:style-name="T17">in</text:span></text:span><text:span text:style-name="Subtle_20_Emphasis">);</text:span></text:p>
      <text:p text:style-name="P11"><text:span text:style-name="Subtle_20_Emphasis"><text:s text:c="8"/></text:span><text:span text:style-name="Subtle_20_Emphasis"><text:span text:style-name="T17">cout</text:span></text:span><text:span text:style-name="Subtle_20_Emphasis"> &lt;&lt; "Бинарное дерево в КЛП-представлении: " &lt;&lt; </text:span><text:span text:style-name="Subtle_20_Emphasis"><text:span text:style-name="T17">endl</text:span></text:span><text:span text:style-name="Subtle_20_Emphasis">;</text:span></text:p>
      <text:p text:style-name="P11"><text:span text:style-name="Subtle_20_Emphasis"><text:s text:c="8"/></text:span><text:span text:style-name="Subtle_20_Emphasis"><text:span text:style-name="T17">outBT</text:span></text:span><text:span text:style-name="Subtle_20_Emphasis">(</text:span><text:span text:style-name="Subtle_20_Emphasis"><text:span text:style-name="T17">b</text:span></text:span><text:span text:style-name="Subtle_20_Emphasis">);</text:span></text:p>
      <text:p text:style-name="P11"><text:span text:style-name="Subtle_20_Emphasis"><text:s text:c="8"/></text:span><text:span text:style-name="Subtle_20_Emphasis"><text:span text:style-name="T17">cout</text:span></text:span><text:span text:style-name="Subtle_20_Emphasis"> &lt;&lt; </text:span><text:span text:style-name="Subtle_20_Emphasis"><text:span text:style-name="T17">endl</text:span></text:span><text:span text:style-name="Subtle_20_Emphasis"> &lt;&lt; "Введите элемент: ";</text:span></text:p>
      <text:p text:style-name="P11"><text:span text:style-name="Subtle_20_Emphasis"><text:s text:c="8"/></text:span><text:span text:style-name="Subtle_20_Emphasis"><text:span text:style-name="T17">cin &gt;&gt; elem;</text:span></text:span></text:p>
      <text:p text:style-name="P11"><text:span text:style-name="Subtle_20_Emphasis"><text:span text:style-name="T17"><text:s text:c="8"/>cnt = count(b, elem);</text:span></text:span></text:p>
      <text:p text:style-name="P11"><text:span text:style-name="Subtle_20_Emphasis"><text:span text:style-name="T17"><text:s text:c="8"/>cout</text:span></text:span><text:span text:style-name="Subtle_20_Emphasis"> &lt;&lt; "Элемент " &lt;&lt; </text:span><text:span text:style-name="Subtle_20_Emphasis"><text:span text:style-name="T17">elem</text:span></text:span><text:span text:style-name="Subtle_20_Emphasis"> &lt;&lt; " встречается в дереве " &lt;&lt; </text:span><text:span text:style-name="Subtle_20_Emphasis"><text:span text:style-name="T17">cnt</text:span></text:span><text:span text:style-name="Subtle_20_Emphasis"> &lt;&lt; " раз.\</text:span><text:span text:style-name="Subtle_20_Emphasis"><text:span text:style-name="T17">n</text:span></text:span><text:span text:style-name="Subtle_20_Emphasis">";</text:span></text:p>
      <text:p text:style-name="P11"><text:span text:style-name="Subtle_20_Emphasis"><text:s text:c="8"/></text:span><text:span text:style-name="Subtle_20_Emphasis"><text:span text:style-name="T17">destroy(b);</text:span></text:span></text:p>
      <text:p text:style-name="P11"><text:span text:style-name="Subtle_20_Emphasis"><text:span text:style-name="T17"><text:s text:c="8"/>break;</text:span></text:span></text:p>
      <text:p text:style-name="P11"><text:span text:style-name="Subtle_20_Emphasis"><text:span text:style-name="T17"><text:s text:c="4"/>case 2:</text:span></text:span></text:p>
      <text:p text:style-name="P11"><text:soft-page-break/><text:span text:style-name="Subtle_20_Emphasis"><text:span text:style-name="T17"><text:s text:c="8"/>while (true)</text:span></text:span></text:p>
      <text:p text:style-name="P11"><text:span text:style-name="Subtle_20_Emphasis"><text:span text:style-name="T17"><text:s text:c="8"/>{</text:span></text:span></text:p>
      <text:p text:style-name="P11"><text:span text:style-name="Subtle_20_Emphasis"><text:span text:style-name="T17"><text:tab/><text:tab/>switch (readAction())</text:span></text:span></text:p>
      <text:p text:style-name="P11"><text:span text:style-name="Subtle_20_Emphasis"><text:span text:style-name="T17"><text:tab/><text:tab/>{</text:span></text:span></text:p>
      <text:p text:style-name="P11"><text:span text:style-name="Subtle_20_Emphasis"><text:span text:style-name="T17"><text:s text:c="12"/>case 1:</text:span></text:span></text:p>
      <text:p text:style-name="P11"><text:span text:style-name="Subtle_20_Emphasis"><text:span text:style-name="T17"><text:s text:c="16"/>cout &lt;&lt; "Введите дерево: ";</text:span></text:span></text:p>
      <text:p text:style-name="P11"><text:span text:style-name="Subtle_20_Emphasis"><text:span text:style-name="T17"><text:s text:c="16"/>b = enterBT(cin);</text:span></text:span></text:p>
      <text:p text:style-name="P11"><text:span text:style-name="Subtle_20_Emphasis"><text:span text:style-name="T17"><text:s text:c="16"/>break;</text:span></text:span></text:p>
      <text:p text:style-name="P11"><text:span text:style-name="Subtle_20_Emphasis"><text:span text:style-name="T17"><text:s text:c="12"/>case 2:</text:span></text:span></text:p>
      <text:p text:style-name="P11"><text:span text:style-name="Subtle_20_Emphasis"><text:span text:style-name="T17"><text:s text:c="16"/>cout</text:span></text:span><text:span text:style-name="Subtle_20_Emphasis"> &lt;&lt; "Введите элемент: ";</text:span></text:p>
      <text:p text:style-name="P11"><text:span text:style-name="Subtle_20_Emphasis"><text:s text:c="16"/></text:span><text:span text:style-name="Subtle_20_Emphasis"><text:span text:style-name="T17">cin</text:span></text:span><text:span text:style-name="Subtle_20_Emphasis"> &gt;&gt; </text:span><text:span text:style-name="Subtle_20_Emphasis"><text:span text:style-name="T17">elem</text:span></text:span><text:span text:style-name="Subtle_20_Emphasis">;</text:span></text:p>
      <text:p text:style-name="P11"><text:span text:style-name="Subtle_20_Emphasis"><text:s text:c="16"/></text:span><text:span text:style-name="Subtle_20_Emphasis"><text:span text:style-name="T17">cnt</text:span></text:span><text:span text:style-name="Subtle_20_Emphasis"> = </text:span><text:span text:style-name="Subtle_20_Emphasis"><text:span text:style-name="T17">count</text:span></text:span><text:span text:style-name="Subtle_20_Emphasis">(</text:span><text:span text:style-name="Subtle_20_Emphasis"><text:span text:style-name="T17">b</text:span></text:span><text:span text:style-name="Subtle_20_Emphasis">, </text:span><text:span text:style-name="Subtle_20_Emphasis"><text:span text:style-name="T17">elem</text:span></text:span><text:span text:style-name="Subtle_20_Emphasis">);</text:span></text:p>
      <text:p text:style-name="P11"><text:span text:style-name="Subtle_20_Emphasis"><text:s text:c="16"/></text:span><text:span text:style-name="Subtle_20_Emphasis"><text:span text:style-name="T17">cout</text:span></text:span><text:span text:style-name="Subtle_20_Emphasis"> &lt;&lt; "Элемент " &lt;&lt; </text:span><text:span text:style-name="Subtle_20_Emphasis"><text:span text:style-name="T17">elem</text:span></text:span><text:span text:style-name="Subtle_20_Emphasis"> &lt;&lt; " встречается в дереве " &lt;&lt; </text:span><text:span text:style-name="Subtle_20_Emphasis"><text:span text:style-name="T17">cnt</text:span></text:span><text:span text:style-name="Subtle_20_Emphasis"> &lt;&lt; " раз.\</text:span><text:span text:style-name="Subtle_20_Emphasis"><text:span text:style-name="T17">n</text:span></text:span><text:span text:style-name="Subtle_20_Emphasis">";</text:span></text:p>
      <text:p text:style-name="P11"><text:span text:style-name="Subtle_20_Emphasis"><text:s text:c="16"/></text:span><text:span text:style-name="Subtle_20_Emphasis"><text:span text:style-name="T17">break;</text:span></text:span></text:p>
      <text:p text:style-name="P11"><text:span text:style-name="Subtle_20_Emphasis"><text:span text:style-name="T17"><text:s text:c="12"/>case 3:</text:span></text:span></text:p>
      <text:p text:style-name="P11"><text:span text:style-name="Subtle_20_Emphasis"><text:span text:style-name="T17"><text:s text:c="16"/>destroy(b);</text:span></text:span></text:p>
      <text:p text:style-name="P11"><text:span text:style-name="Subtle_20_Emphasis"><text:span text:style-name="T17"><text:s text:c="16"/>break;</text:span></text:span></text:p>
      <text:p text:style-name="P11"><text:span text:style-name="Subtle_20_Emphasis"><text:span text:style-name="T17"><text:s text:c="12"/>case</text:span></text:span><text:span text:style-name="Subtle_20_Emphasis"> 4:</text:span></text:p>
      <text:p text:style-name="P11"><text:span text:style-name="Subtle_20_Emphasis"><text:s text:c="16"/></text:span><text:span text:style-name="Subtle_20_Emphasis"><text:span text:style-name="T17">cout</text:span></text:span><text:span text:style-name="Subtle_20_Emphasis"> &lt;&lt; "Бинарное дерево в КЛП-представлении: " &lt;&lt; </text:span><text:span text:style-name="Subtle_20_Emphasis"><text:span text:style-name="T17">endl</text:span></text:span><text:span text:style-name="Subtle_20_Emphasis">;</text:span></text:p>
      <text:p text:style-name="P11"><text:span text:style-name="Subtle_20_Emphasis"><text:s text:c="16"/></text:span><text:span text:style-name="Subtle_20_Emphasis"><text:span text:style-name="T17">outBT(b);</text:span></text:span></text:p>
      <text:p text:style-name="P11"><text:span text:style-name="Subtle_20_Emphasis"><text:span text:style-name="T17"><text:s text:c="16"/>cout &lt;&lt; endl;</text:span></text:span></text:p>
      <text:p text:style-name="P11"><text:span text:style-name="Subtle_20_Emphasis"><text:span text:style-name="T17"><text:s text:c="16"/>break;</text:span></text:span></text:p>
      <text:p text:style-name="P11"><text:span text:style-name="Subtle_20_Emphasis"><text:span text:style-name="T17"><text:s text:c="12"/>case</text:span></text:span><text:span text:style-name="Subtle_20_Emphasis"> 5:</text:span></text:p>
      <text:p text:style-name="P11"><text:span text:style-name="Subtle_20_Emphasis"><text:s text:c="16"/></text:span><text:span text:style-name="Subtle_20_Emphasis"><text:span text:style-name="T17">return</text:span></text:span><text:span text:style-name="Subtle_20_Emphasis"> 0;</text:span></text:p>
      <text:p text:style-name="P11"><text:span text:style-name="Subtle_20_Emphasis"><text:s text:c="12"/>}</text:span></text:p>
      <text:p text:style-name="P11"><text:span text:style-name="Subtle_20_Emphasis"><text:s text:c="12"/></text:span><text:span text:style-name="Subtle_20_Emphasis"><text:span text:style-name="T17">cout</text:span></text:span><text:span text:style-name="Subtle_20_Emphasis"> &lt;&lt; "Продолжить? 1 - да; 0 - нет. </text:span><text:span text:style-name="Subtle_20_Emphasis"><text:span text:style-name="T17">";</text:span></text:span></text:p>
      <text:p text:style-name="P11"><text:span text:style-name="Subtle_20_Emphasis"><text:span text:style-name="T17"><text:s text:c="12"/>cin &gt;&gt; flag;</text:span></text:span></text:p>
      <text:p text:style-name="P11"><text:span text:style-name="Subtle_20_Emphasis"><text:span text:style-name="T17"><text:s text:c="12"/>cout &lt;&lt; endl;</text:span></text:span></text:p>
      <text:p text:style-name="P11"><text:span text:style-name="Subtle_20_Emphasis"><text:span text:style-name="T17"><text:s text:c="12"/>if (flag == 0)</text:span></text:span></text:p>
      <text:p text:style-name="P11"><text:span text:style-name="Subtle_20_Emphasis"><text:span text:style-name="T17"><text:s text:c="16"/>return 0;</text:span></text:span></text:p>
      <text:p text:style-name="P11"><text:span text:style-name="Subtle_20_Emphasis"><text:span text:style-name="T17"><text:s text:c="8"/>}</text:span></text:span></text:p>
      <text:p text:style-name="P11"><text:span text:style-name="Subtle_20_Emphasis"><text:span text:style-name="T17"><text:s text:c="8"/>break;</text:span></text:span></text:p>
      <text:p text:style-name="P11"><text:span text:style-name="Subtle_20_Emphasis"><text:span text:style-name="T17"><text:tab/>}</text:span></text:span></text:p>
      <text:p text:style-name="P11"><text:span text:style-name="Subtle_20_Emphasis"><text:span text:style-name="T17"><text:tab/>destroy (b);</text:span></text:span></text:p>
      <text:p text:style-name="P11"><text:span text:style-name="Subtle_20_Emphasis"><text:span text:style-name="T17"><text:s text:c="4"/>return 0;</text:span></text:span></text:p>
      <text:p text:style-name="P11"><text:span text:style-name="Subtle_20_Emphasis"><text:span text:style-name="T17">}</text:span></text:span></text:p>
      <text:p text:style-name="P17"><text:span text:style-name="Subtle_20_Emphasis"/></text:p>
      <text:p text:style-name="P11"><text:soft-page-break/><text:span text:style-name="Subtle_20_Emphasis"><text:span text:style-name="T17">int readAction()</text:span></text:span></text:p>
      <text:p text:style-name="P11"><text:span text:style-name="Subtle_20_Emphasis">{</text:span></text:p>
      <text:p text:style-name="P11"><text:span text:style-name="Subtle_20_Emphasis"><text:tab/></text:span><text:span text:style-name="Subtle_20_Emphasis"><text:span text:style-name="T17">while</text:span></text:span><text:span text:style-name="Subtle_20_Emphasis"> (</text:span><text:span text:style-name="Subtle_20_Emphasis"><text:span text:style-name="T17">true</text:span></text:span><text:span text:style-name="Subtle_20_Emphasis">)</text:span></text:p>
      <text:p text:style-name="P11"><text:span text:style-name="Subtle_20_Emphasis"><text:tab/>{</text:span></text:p>
      <text:p text:style-name="P11"><text:span text:style-name="Subtle_20_Emphasis"><text:tab/><text:tab/></text:span><text:span text:style-name="Subtle_20_Emphasis"><text:span text:style-name="T17">cout</text:span></text:span><text:span text:style-name="Subtle_20_Emphasis"> &lt;&lt;"Выберите действие:\</text:span><text:span text:style-name="Subtle_20_Emphasis"><text:span text:style-name="T17">n</text:span></text:span><text:span text:style-name="Subtle_20_Emphasis">1 - ввод дерева;\</text:span><text:span text:style-name="Subtle_20_Emphasis"><text:span text:style-name="T17">n</text:span></text:span><text:span text:style-name="Subtle_20_Emphasis">2 - посчитать количество вхождений элемента;\</text:span><text:span text:style-name="Subtle_20_Emphasis"><text:span text:style-name="T17">n</text:span></text:span><text:span text:style-name="Subtle_20_Emphasis">3 - удалить дерево;\</text:span><text:span text:style-name="Subtle_20_Emphasis"><text:span text:style-name="T17">n</text:span></text:span><text:span text:style-name="Subtle_20_Emphasis">4 - вывод дерева\</text:span><text:span text:style-name="Subtle_20_Emphasis"><text:span text:style-name="T17">n</text:span></text:span><text:span text:style-name="Subtle_20_Emphasis">5 -выход.\</text:span><text:span text:style-name="Subtle_20_Emphasis"><text:span text:style-name="T17">n</text:span></text:span><text:span text:style-name="Subtle_20_Emphasis">";</text:span></text:p>
      <text:p text:style-name="P11"><text:span text:style-name="Subtle_20_Emphasis"><text:tab/><text:tab/></text:span><text:span text:style-name="Subtle_20_Emphasis"><text:span text:style-name="T17">int action;</text:span></text:span></text:p>
      <text:p text:style-name="P11"><text:span text:style-name="Subtle_20_Emphasis"><text:span text:style-name="T17"><text:tab/><text:tab/>cin &gt;&gt; action;</text:span></text:span></text:p>
      <text:p text:style-name="P11"><text:span text:style-name="Subtle_20_Emphasis"><text:span text:style-name="T17"><text:tab/><text:tab/>if (action &gt; 5 || action &lt; 1)</text:span></text:span></text:p>
      <text:p text:style-name="P11"><text:span text:style-name="Subtle_20_Emphasis"><text:span text:style-name="T17"><text:tab/><text:tab/>{</text:span></text:span></text:p>
      <text:p text:style-name="P11"><text:span text:style-name="Subtle_20_Emphasis"><text:span text:style-name="T17"><text:tab/><text:tab/><text:tab/>printf("Ощибка!\n");</text:span></text:span></text:p>
      <text:p text:style-name="P11"><text:span text:style-name="Subtle_20_Emphasis"><text:span text:style-name="T17"><text:tab/><text:tab/><text:tab/>continue;</text:span></text:span></text:p>
      <text:p text:style-name="P11"><text:span text:style-name="Subtle_20_Emphasis"><text:span text:style-name="T17"><text:tab/><text:tab/>}</text:span></text:span></text:p>
      <text:p text:style-name="P11"><text:span text:style-name="Subtle_20_Emphasis"><text:span text:style-name="T17"><text:tab/><text:tab/>return action;</text:span></text:span></text:p>
      <text:p text:style-name="P11"><text:span text:style-name="Subtle_20_Emphasis"><text:span text:style-name="T17"><text:tab/>}</text:span></text:span></text:p>
      <text:p text:style-name="P11"><text:span text:style-name="Subtle_20_Emphasis"><text:span text:style-name="T17">}</text:span></text:span></text:p>
      <text:p text:style-name="No_20_Spacing"><text:span text:style-name="Subtle_20_Emphasis"><text:span text:style-name="T18">BTree.cpp</text:span></text:span></text:p>
      <text:p text:style-name="P34"><text:span text:style-name="Subtle_20_Emphasis"><text:span text:style-name="T17">#include "BTree.h"</text:span></text:span></text:p>
      <text:p text:style-name="P35"><text:span text:style-name="Subtle_20_Emphasis"/></text:p>
      <text:p text:style-name="P34"><text:span text:style-name="Subtle_20_Emphasis"><text:span text:style-name="T17">namespace binTree_modul</text:span></text:span></text:p>
      <text:p text:style-name="P34"><text:span text:style-name="Subtle_20_Emphasis"><text:span text:style-name="T17">{</text:span></text:span></text:p>
      <text:p text:style-name="P35"><text:span text:style-name="Subtle_20_Emphasis"/></text:p>
      <text:p text:style-name="P34"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binTree Create()</text:span></text:span></text:p>
      <text:p text:style-name="P34"><text:span text:style-name="Subtle_20_Emphasis"><text:span text:style-name="T17"><text:tab/>{<text:tab/>return NULL;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bool isNull(binTree b)</text:span></text:span></text:p>
      <text:p text:style-name="P34"><text:span text:style-name="Subtle_20_Emphasis"><text:span text:style-name="T17"><text:tab/>{<text:tab/>return (b == NULL);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base RootBT (binTree b)<text:tab/><text:tab/><text:tab/>// для непустого бин.дерева</text:span></text:span></text:p>
      <text:p text:style-name="P34"><text:span text:style-name="Subtle_20_Emphasis"><text:span text:style-name="T17"><text:tab/>{<text:tab/>if (b == NULL) { cerr &lt;&lt; "Error: RootBT(null) \n"; exit(1); }</text:span></text:span></text:p>
      <text:p text:style-name="P34"><text:span text:style-name="Subtle_20_Emphasis"><text:span text:style-name="T17"><text:tab/><text:tab/>else return b-&gt;info;</text:span></text:span></text:p>
      <text:p text:style-name="P34"><text:span text:style-name="Subtle_20_Emphasis"><text:span text:style-name="T17"><text:tab/>}</text:span></text:span></text:p>
      <text:p text:style-name="P34"><text:soft-page-break/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binTree Left (binTree b)<text:tab/><text:tab/>// для непустого бин.дерева</text:span></text:span></text:p>
      <text:p text:style-name="P34"><text:span text:style-name="Subtle_20_Emphasis"><text:span text:style-name="T17"><text:tab/>{<text:tab/>if (b == NULL) { cerr &lt;&lt; "Error: Left(null) \n"; exit(1); }</text:span></text:span></text:p>
      <text:p text:style-name="P34"><text:span text:style-name="Subtle_20_Emphasis"><text:span text:style-name="T17"><text:tab/><text:tab/>else return b -&gt;lt;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binTree Right (binTree b)<text:tab/><text:tab/>// для непустого бин.дерева</text:span></text:span></text:p>
      <text:p text:style-name="P34"><text:span text:style-name="Subtle_20_Emphasis"><text:span text:style-name="T17"><text:tab/>{<text:tab/>if (b == NULL) { cerr &lt;&lt; "Error: Right(null) \n"; exit(1); }</text:span></text:span></text:p>
      <text:p text:style-name="P34"><text:span text:style-name="Subtle_20_Emphasis"><text:span text:style-name="T17"><text:tab/><text:tab/>else return b-&gt;rt;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binTree ConsBT(const base &amp;x, binTree &amp;lst, <text:s/>binTree &amp;rst)</text:span></text:span></text:p>
      <text:p text:style-name="P34"><text:span text:style-name="Subtle_20_Emphasis"><text:span text:style-name="T17"><text:tab/>{<text:tab/>binTree p;</text:span></text:span></text:p>
      <text:p text:style-name="P34"><text:span text:style-name="Subtle_20_Emphasis"><text:span text:style-name="T17"><text:tab/><text:tab/>p = new node;</text:span></text:span></text:p>
      <text:p text:style-name="P34"><text:span text:style-name="Subtle_20_Emphasis"><text:span text:style-name="T17"><text:tab/><text:tab/>if ( p != NULL)<text:tab/>{</text:span></text:span></text:p>
      <text:p text:style-name="P34"><text:span text:style-name="Subtle_20_Emphasis"><text:span text:style-name="T17"><text:tab/><text:tab/><text:tab/>p -&gt;info = x;</text:span></text:span></text:p>
      <text:p text:style-name="P34"><text:span text:style-name="Subtle_20_Emphasis"><text:span text:style-name="T17"><text:tab/><text:tab/><text:tab/>p -&gt;lt = lst;</text:span></text:span></text:p>
      <text:p text:style-name="P34"><text:span text:style-name="Subtle_20_Emphasis"><text:span text:style-name="T17"><text:tab/><text:tab/><text:tab/>p -&gt;rt = rst;</text:span></text:span></text:p>
      <text:p text:style-name="P34"><text:span text:style-name="Subtle_20_Emphasis"><text:span text:style-name="T17"><text:tab/><text:tab/><text:tab/>return p;</text:span></text:span></text:p>
      <text:p text:style-name="P34"><text:span text:style-name="Subtle_20_Emphasis"><text:span text:style-name="T17"><text:tab/><text:tab/>}</text:span></text:span></text:p>
      <text:p text:style-name="P34"><text:span text:style-name="Subtle_20_Emphasis"><text:span text:style-name="T17"><text:tab/><text:tab/>else {cerr &lt;&lt; "Memory not enough\n"; exit(1);}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void destroy (binTree &amp;b)</text:span></text:span></text:p>
      <text:p text:style-name="P34"><text:span text:style-name="Subtle_20_Emphasis"><text:span text:style-name="T17"><text:tab/>{<text:tab/>if (b != NULL)<text:tab/>{</text:span></text:span></text:p>
      <text:p text:style-name="P34"><text:span text:style-name="Subtle_20_Emphasis"><text:span text:style-name="T17"><text:tab/><text:tab/><text:tab/>destroy (b-&gt;lt);</text:span></text:span></text:p>
      <text:p text:style-name="P34"><text:span text:style-name="Subtle_20_Emphasis"><text:span text:style-name="T17"><text:tab/><text:tab/><text:tab/>destroy (b-&gt;rt);</text:span></text:span></text:p>
      <text:p text:style-name="P34"><text:span text:style-name="Subtle_20_Emphasis"><text:span text:style-name="T17"><text:tab/><text:tab/><text:tab/>delete b;</text:span></text:span></text:p>
      <text:p text:style-name="P34"><text:span text:style-name="Subtle_20_Emphasis"><text:span text:style-name="T17"><text:tab/><text:tab/><text:tab/>b = NULL;</text:span></text:span></text:p>
      <text:p text:style-name="P34"><text:span text:style-name="Subtle_20_Emphasis"><text:span text:style-name="T17"><text:tab/><text:tab/>}</text:span></text:span></text:p>
      <text:p text:style-name="P34"><text:span text:style-name="Subtle_20_Emphasis"><text:span text:style-name="T17"><text:tab/>}</text:span></text:span></text:p>
      <text:p text:style-name="P35"><text:span text:style-name="Subtle_20_Emphasis"/></text:p>
      <text:p text:style-name="P34"><text:span text:style-name="Subtle_20_Emphasis"><text:span text:style-name="T17">//---------------------------------------</text:span></text:span></text:p>
      <text:p text:style-name="P34"><text:span text:style-name="Subtle_20_Emphasis"><text:span text:style-name="T17"><text:tab/>binTree enterBT (istream &amp;infile)</text:span></text:span></text:p>
      <text:p text:style-name="P34"><text:span text:style-name="Subtle_20_Emphasis"><text:span text:style-name="T17"><text:tab/>{</text:span></text:span></text:p>
      <text:p text:style-name="P34"><text:span text:style-name="Subtle_20_Emphasis"><text:span text:style-name="T17"><text:tab/><text:tab/>if (infile.eof())</text:span></text:span></text:p>
      <text:p text:style-name="P34"><text:span text:style-name="Subtle_20_Emphasis"><text:span text:style-name="T17"><text:tab/><text:tab/>{</text:span></text:span></text:p>
      <text:p text:style-name="P34"><text:soft-page-break/><text:span text:style-name="Subtle_20_Emphasis"><text:span text:style-name="T17"><text:tab/><text:tab/><text:tab/>cerr &lt;&lt; "Error!\n";</text:span></text:span></text:p>
      <text:p text:style-name="P34"><text:span text:style-name="Subtle_20_Emphasis"><text:span text:style-name="T17"><text:tab/><text:tab/><text:tab/>exit(1);</text:span></text:span></text:p>
      <text:p text:style-name="P34"><text:span text:style-name="Subtle_20_Emphasis"><text:span text:style-name="T17"><text:tab/><text:tab/>}</text:span></text:span></text:p>
      <text:p text:style-name="P34"><text:span text:style-name="Subtle_20_Emphasis"><text:span text:style-name="T17"><text:tab/><text:tab/>char ch;</text:span></text:span></text:p>
      <text:p text:style-name="P34"><text:span text:style-name="Subtle_20_Emphasis"><text:span text:style-name="T17"><text:tab/><text:tab/>binTree p, q;</text:span></text:span></text:p>
      <text:p text:style-name="P34"><text:span text:style-name="Subtle_20_Emphasis"><text:span text:style-name="T17"><text:tab/><text:tab/>infile &gt;&gt; ch;</text:span></text:span></text:p>
      <text:p text:style-name="P34"><text:span text:style-name="Subtle_20_Emphasis"><text:span text:style-name="T17"><text:tab/><text:tab/>if (ch=='/') return NULL;</text:span></text:span></text:p>
      <text:p text:style-name="P34"><text:span text:style-name="Subtle_20_Emphasis"><text:span text:style-name="T17"><text:tab/><text:tab/>else {p = enterBT(infile); q = enterBT(infile); return ConsBT(ch, p, q);}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//---------------------------------------</text:span></text:span></text:p>
      <text:p text:style-name="P34"><text:span text:style-name="Subtle_20_Emphasis"><text:span text:style-name="T17"><text:tab/>void outBT(binTree b)</text:span></text:span></text:p>
      <text:p text:style-name="P34"><text:span text:style-name="Subtle_20_Emphasis"><text:span text:style-name="T17"><text:tab/>{</text:span></text:span></text:p>
      <text:p text:style-name="P34"><text:span text:style-name="Subtle_20_Emphasis"><text:span text:style-name="T17"><text:tab/><text:tab/>if (b!=NULL) {</text:span></text:span></text:p>
      <text:p text:style-name="P34"><text:span text:style-name="Subtle_20_Emphasis"><text:span text:style-name="T17"><text:tab/><text:tab/><text:tab/>cout &lt;&lt; RootBT(b);</text:span></text:span></text:p>
      <text:p text:style-name="P34"><text:span text:style-name="Subtle_20_Emphasis"><text:span text:style-name="T17"><text:tab/><text:tab/><text:tab/>outBT(Left(b));</text:span></text:span></text:p>
      <text:p text:style-name="P34"><text:span text:style-name="Subtle_20_Emphasis"><text:span text:style-name="T17"><text:tab/><text:tab/><text:tab/>outBT(Right(b));</text:span></text:span></text:p>
      <text:p text:style-name="P34"><text:span text:style-name="Subtle_20_Emphasis"><text:span text:style-name="T17"><text:tab/><text:tab/>}</text:span></text:span></text:p>
      <text:p text:style-name="P34"><text:span text:style-name="Subtle_20_Emphasis"><text:span text:style-name="T17"><text:tab/><text:tab/>else cout &lt;&lt; '/';</text:span></text:span></text:p>
      <text:p text:style-name="P34"><text:span text:style-name="Subtle_20_Emphasis"><text:span text:style-name="T17"><text:tab/>}</text:span></text:span></text:p>
      <text:p text:style-name="P35"><text:span text:style-name="Subtle_20_Emphasis"/></text:p>
      <text:p text:style-name="P34"><text:span text:style-name="Subtle_20_Emphasis"><text:span text:style-name="T17">//---------------------------------------</text:span></text:span></text:p>
      <text:p text:style-name="P34"><text:span text:style-name="Subtle_20_Emphasis"><text:span text:style-name="T17"><text:tab/>void displayBT (binTree b, int n)</text:span></text:span></text:p>
      <text:p text:style-name="P34"><text:span text:style-name="Subtle_20_Emphasis"><text:span text:style-name="T17"><text:tab/>{</text:span></text:span></text:p>
      <text:p text:style-name="P34"><text:span text:style-name="Subtle_20_Emphasis"><text:span text:style-name="T17"><text:tab/><text:tab/>for (int i = 1; i &lt;= <text:s/>n; i++)</text:span></text:span></text:p>
      <text:p text:style-name="P34"><text:span text:style-name="Subtle_20_Emphasis"><text:span text:style-name="T17"><text:tab/><text:tab/><text:tab/><text:tab/>cout &lt;&lt; " <text:s text:c="3"/>";</text:span></text:span></text:p>
      <text:p text:style-name="P34"><text:span text:style-name="Subtle_20_Emphasis"><text:span text:style-name="T17"><text:tab/><text:tab/>cout &lt;&lt; "-" &lt;&lt; RootBT(b) &lt;&lt; endl;</text:span></text:span></text:p>
      <text:p text:style-name="P34"><text:span text:style-name="Subtle_20_Emphasis"><text:span text:style-name="T17"><text:tab/><text:tab/>if (!isNull(Left(b)))</text:span></text:span></text:p>
      <text:p text:style-name="P34"><text:span text:style-name="Subtle_20_Emphasis"><text:span text:style-name="T17"><text:tab/><text:tab/><text:tab/><text:tab/>displayBT(Left(b), n + 1);</text:span></text:span></text:p>
      <text:p text:style-name="P34"><text:span text:style-name="Subtle_20_Emphasis"><text:span text:style-name="T17"><text:tab/><text:tab/>if (!isNull(Right(b)))</text:span></text:span></text:p>
      <text:p text:style-name="P34"><text:span text:style-name="Subtle_20_Emphasis"><text:span text:style-name="T17"><text:tab/><text:tab/><text:tab/><text:tab/>displayBT(Right(b), n + 1);</text:span></text:span></text:p>
      <text:p text:style-name="P34"><text:span text:style-name="Subtle_20_Emphasis"><text:span text:style-name="T17"><text:tab/>/*<text:tab/>if (b!=NULL) {</text:span></text:span></text:p>
      <text:p text:style-name="P34"><text:span text:style-name="Subtle_20_Emphasis"><text:span text:style-name="T17"><text:tab/><text:tab/><text:tab/>cout &lt;&lt; ' ' &lt;&lt; RootBT(b);</text:span></text:span></text:p>
      <text:p text:style-name="P34"><text:span text:style-name="Subtle_20_Emphasis"><text:span text:style-name="T17"><text:tab/><text:tab/><text:tab/>if(!isNull(Right(b))) {displayBT (Right(b),n+1);}</text:span></text:span></text:p>
      <text:p text:style-name="P34"><text:span text:style-name="Subtle_20_Emphasis"><text:span text:style-name="T17"><text:tab/><text:tab/><text:tab/>else cout &lt;&lt; endl; // вниз</text:span></text:span></text:p>
      <text:p text:style-name="P34"><text:span text:style-name="Subtle_20_Emphasis"><text:span text:style-name="T17"><text:tab/><text:tab/><text:tab/>if(!isNull(Left(b))) {</text:span></text:span></text:p>
      <text:p text:style-name="P34"><text:span text:style-name="Subtle_20_Emphasis"><text:span text:style-name="T17"><text:tab/><text:tab/><text:tab/><text:tab/>for (int i=1;i&lt;=n;i++) cout &lt;&lt; " <text:s/>"; // вправо</text:span></text:span></text:p>
      <text:p text:style-name="P34"><text:span text:style-name="Subtle_20_Emphasis"><text:span text:style-name="T17"><text:tab/><text:tab/><text:tab/><text:tab/>displayBT (Left(b),n+1);}</text:span></text:span></text:p>
      <text:p text:style-name="P34"><text:soft-page-break/><text:span text:style-name="Subtle_20_Emphasis"><text:span text:style-name="T17"><text:tab/><text:tab/>}*/</text:span></text:span></text:p>
      <text:p text:style-name="P34"><text:span text:style-name="Subtle_20_Emphasis"><text:span text:style-name="T17"><text:tab/>//<text:tab/>else {};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<text:s text:c="4"/>//---------------------------------------</text:span></text:span></text:p>
      <text:p text:style-name="P34"><text:span text:style-name="Subtle_20_Emphasis"><text:span text:style-name="T17"><text:tab/>unInt hBT (binTree b)</text:span></text:span></text:p>
      <text:p text:style-name="P34"><text:span text:style-name="Subtle_20_Emphasis"><text:span text:style-name="T17"><text:tab/>{</text:span></text:span></text:p>
      <text:p text:style-name="P34"><text:span text:style-name="Subtle_20_Emphasis"><text:span text:style-name="T17"><text:tab/><text:tab/>if (isNull(b)) return 0;</text:span></text:span></text:p>
      <text:p text:style-name="P34"><text:span text:style-name="Subtle_20_Emphasis"><text:span text:style-name="T17"><text:tab/><text:tab/>else return max (hBT (Left(b)), hBT(Right(b))) + 1;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<text:s text:c="4"/>//---------------------------------------</text:span></text:span></text:p>
      <text:p text:style-name="P34"><text:span text:style-name="Subtle_20_Emphasis"><text:span text:style-name="T17"><text:tab/>unInt sizeBT (binTree b)</text:span></text:span></text:p>
      <text:p text:style-name="P34"><text:span text:style-name="Subtle_20_Emphasis"><text:span text:style-name="T17"><text:tab/>{</text:span></text:span></text:p>
      <text:p text:style-name="P34"><text:span text:style-name="Subtle_20_Emphasis"><text:span text:style-name="T17"><text:tab/><text:tab/>if (isNull(b)) return 0;</text:span></text:span></text:p>
      <text:p text:style-name="P34"><text:span text:style-name="Subtle_20_Emphasis"><text:span text:style-name="T17"><text:tab/><text:tab/>else return sizeBT (Left(b))+ sizeBT(Right(b)) + 1;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<text:s text:c="4"/>//---------------------------------------</text:span></text:span></text:p>
      <text:p text:style-name="P34"><text:span text:style-name="Subtle_20_Emphasis"><text:span text:style-name="T17"><text:tab/>void printKLP (binTree b)</text:span></text:span></text:p>
      <text:p text:style-name="P34"><text:span text:style-name="Subtle_20_Emphasis"><text:span text:style-name="T17"><text:tab/>{</text:span></text:span></text:p>
      <text:p text:style-name="P34"><text:span text:style-name="Subtle_20_Emphasis"><text:span text:style-name="T17"><text:tab/> <text:s text:c="3"/><text:tab/>if (!isNull(b)) {</text:span></text:span></text:p>
      <text:p text:style-name="P34"><text:span text:style-name="Subtle_20_Emphasis"><text:span text:style-name="T17"><text:tab/><text:tab/><text:tab/>cout &lt;&lt; RootBT(b);</text:span></text:span></text:p>
      <text:p text:style-name="P34"><text:span text:style-name="Subtle_20_Emphasis"><text:span text:style-name="T17"><text:tab/><text:tab/><text:tab/>printKLP (Left(b));</text:span></text:span></text:p>
      <text:p text:style-name="P34"><text:span text:style-name="Subtle_20_Emphasis"><text:span text:style-name="T17"><text:tab/><text:tab/><text:tab/>printKLP (Right(b));</text:span></text:span></text:p>
      <text:p text:style-name="P34"><text:span text:style-name="Subtle_20_Emphasis"><text:span text:style-name="T17"><text:tab/><text:tab/>}</text:span></text:span></text:p>
      <text:p text:style-name="P34"><text:span text:style-name="Subtle_20_Emphasis"><text:span text:style-name="T17"><text:tab/>}</text:span></text:span></text:p>
      <text:p text:style-name="P34"><text:span text:style-name="Subtle_20_Emphasis"><text:span text:style-name="T17"><text:s text:c="4"/>//---------------------------------------</text:span></text:span></text:p>
      <text:p text:style-name="P34"><text:span text:style-name="Subtle_20_Emphasis"><text:span text:style-name="T17"><text:tab/>int count(binTree b, base x)</text:span></text:span></text:p>
      <text:p text:style-name="P34"><text:span text:style-name="Subtle_20_Emphasis"><text:span text:style-name="T17"><text:tab/>{</text:span></text:span></text:p>
      <text:p text:style-name="P34"><text:span text:style-name="Subtle_20_Emphasis"><text:span text:style-name="T17"><text:tab/><text:tab/>int cnt = 0;</text:span></text:span></text:p>
      <text:p text:style-name="P34"><text:span text:style-name="Subtle_20_Emphasis"><text:span text:style-name="T17"><text:s text:c="8"/>if(!isNull(b))</text:span></text:span></text:p>
      <text:p text:style-name="P34"><text:span text:style-name="Subtle_20_Emphasis"><text:span text:style-name="T17"><text:s text:c="8"/>{</text:span></text:span></text:p>
      <text:p text:style-name="P34"><text:span text:style-name="Subtle_20_Emphasis"><text:span text:style-name="T17"><text:s text:c="12"/>if (RootBT(b) == x)</text:span></text:span></text:p>
      <text:p text:style-name="P34"><text:span text:style-name="Subtle_20_Emphasis"><text:span text:style-name="T17"><text:s text:c="16"/>cnt++;</text:span></text:span></text:p>
      <text:p text:style-name="P34"><text:span text:style-name="Subtle_20_Emphasis"><text:span text:style-name="T17"><text:s text:c="12"/>cnt = cnt + count(Left(b), x) + count(Right(b), x);</text:span></text:span></text:p>
      <text:p text:style-name="P34"><text:span text:style-name="Subtle_20_Emphasis"><text:span text:style-name="T17"><text:s text:c="8"/>}</text:span></text:span></text:p>
      <text:p text:style-name="P34"><text:span text:style-name="Subtle_20_Emphasis"><text:span text:style-name="T17"><text:tab/><text:tab/>return cnt;</text:span></text:span></text:p>
      <text:p text:style-name="P34"><text:span text:style-name="Subtle_20_Emphasis"><text:span text:style-name="T17"><text:tab/>}</text:span></text:span></text:p>
      <text:p text:style-name="P35"><text:span text:style-name="Subtle_20_Emphasis"/></text:p>
      <text:p text:style-name="P34"><text:span text:style-name="Subtle_20_Emphasis"><text:span text:style-name="T17">BTree.h</text:span></text:span></text:p>
      <text:p text:style-name="P34"><text:span text:style-name="Subtle_20_Emphasis"><text:span text:style-name="T17">#ifndef BTREE_H_INCLUDED</text:span></text:span></text:p>
      <text:p text:style-name="P34"><text:soft-page-break/><text:span text:style-name="Subtle_20_Emphasis"><text:span text:style-name="T17">#define BTREE_H_INCLUDED</text:span></text:span></text:p>
      <text:p text:style-name="P34"><text:span text:style-name="Subtle_20_Emphasis"><text:span text:style-name="T17">#include &lt;iostream&gt;</text:span></text:span></text:p>
      <text:p text:style-name="P34"><text:span text:style-name="Subtle_20_Emphasis"><text:span text:style-name="T17">#include &lt;cstdlib&gt;</text:span></text:span></text:p>
      <text:p text:style-name="P34"><text:span text:style-name="Subtle_20_Emphasis"><text:span text:style-name="T17">#include &lt;fstream&gt;</text:span></text:span></text:p>
      <text:p text:style-name="P35"><text:span text:style-name="Subtle_20_Emphasis"/></text:p>
      <text:p text:style-name="P34"><text:span text:style-name="Subtle_20_Emphasis"><text:span text:style-name="T17">typedef unsigned int unInt;</text:span></text:span></text:p>
      <text:p text:style-name="P34"><text:span text:style-name="Subtle_20_Emphasis"><text:span text:style-name="T17">using namespace std ;</text:span></text:span></text:p>
      <text:p text:style-name="P35"><text:span text:style-name="Subtle_20_Emphasis"/></text:p>
      <text:p text:style-name="P34"><text:span text:style-name="Subtle_20_Emphasis"><text:span text:style-name="T17">namespace binTree_modul</text:span></text:span></text:p>
      <text:p text:style-name="P34"><text:span text:style-name="Subtle_20_Emphasis"><text:span text:style-name="T17">{</text:span></text:span></text:p>
      <text:p text:style-name="P35"><text:span text:style-name="Subtle_20_Emphasis"/></text:p>
      <text:p text:style-name="P34"><text:span text:style-name="Subtle_20_Emphasis"><text:span text:style-name="T17">//-------------------------------------</text:span></text:span></text:p>
      <text:p text:style-name="P34"><text:span text:style-name="Subtle_20_Emphasis"><text:span text:style-name="T17"><text:tab/>typedef char base;</text:span></text:span></text:p>
      <text:p text:style-name="P35"><text:span text:style-name="Subtle_20_Emphasis"/></text:p>
      <text:p text:style-name="P34"><text:span text:style-name="Subtle_20_Emphasis"><text:span text:style-name="T17"><text:tab/>struct node {</text:span></text:span></text:p>
      <text:p text:style-name="P34"><text:span text:style-name="Subtle_20_Emphasis"><text:span text:style-name="T17"><text:tab/><text:tab/>base info;</text:span></text:span></text:p>
      <text:p text:style-name="P34"><text:span text:style-name="Subtle_20_Emphasis"><text:span text:style-name="T17"><text:tab/><text:tab/>node *lt;</text:span></text:span></text:p>
      <text:p text:style-name="P34"><text:span text:style-name="Subtle_20_Emphasis"><text:span text:style-name="T17"><text:tab/><text:tab/>node *rt;</text:span></text:span></text:p>
      <text:p text:style-name="P34"><text:span text:style-name="Subtle_20_Emphasis"><text:span text:style-name="T17"><text:tab/><text:tab/><text:tab/>// constructor</text:span></text:span></text:p>
      <text:p text:style-name="P34"><text:span text:style-name="Subtle_20_Emphasis"><text:span text:style-name="T17"><text:tab/><text:tab/><text:tab/>node () {lt = NULL; rt = NULL;}</text:span></text:span></text:p>
      <text:p text:style-name="P34"><text:span text:style-name="Subtle_20_Emphasis"><text:span text:style-name="T17"><text:tab/>};</text:span></text:span></text:p>
      <text:p text:style-name="P35"><text:span text:style-name="Subtle_20_Emphasis"/></text:p>
      <text:p text:style-name="P34"><text:span text:style-name="Subtle_20_Emphasis"><text:span text:style-name="T17"><text:tab/>typedef node *binTree;</text:span></text:span></text:p>
      <text:p text:style-name="P35"><text:span text:style-name="Subtle_20_Emphasis"/></text:p>
      <text:p text:style-name="P34"><text:span text:style-name="Subtle_20_Emphasis"><text:span text:style-name="T17"><text:tab/>binTree Create(void);</text:span></text:span></text:p>
      <text:p text:style-name="P34"><text:span text:style-name="Subtle_20_Emphasis"><text:span text:style-name="T17"><text:tab/>bool isNull(binTree);</text:span></text:span></text:p>
      <text:p text:style-name="P34"><text:span text:style-name="Subtle_20_Emphasis"><text:span text:style-name="T17"><text:tab/>base RootBT (binTree);</text:span></text:span></text:p>
      <text:p text:style-name="P34"><text:span text:style-name="Subtle_20_Emphasis"><text:span text:style-name="T17"><text:tab/>binTree Left (binTree);</text:span></text:span></text:p>
      <text:p text:style-name="P34"><text:span text:style-name="Subtle_20_Emphasis"><text:span text:style-name="T17"><text:tab/>binTree Right (binTree);</text:span></text:span></text:p>
      <text:p text:style-name="P34"><text:span text:style-name="Subtle_20_Emphasis"><text:span text:style-name="T17"><text:tab/>binTree ConsBT(const base &amp;x, binTree &amp;lst, <text:s/>binTree &amp;rst);</text:span></text:span></text:p>
      <text:p text:style-name="P36"><text:span text:style-name="Subtle_20_Emphasis"><text:span text:style-name="T17">void destroy (binTree&amp;);</text:span></text:span></text:p>
      <text:p text:style-name="P34"><text:span text:style-name="Subtle_20_Emphasis"><text:span text:style-name="T17"><text:s text:c="4"/>binTree enterBT (std::istream &amp;infile);</text:span></text:span></text:p>
      <text:p text:style-name="P34"><text:span text:style-name="Subtle_20_Emphasis"><text:span text:style-name="T17"><text:s text:c="4"/>void outBT(binTree b);</text:span></text:span></text:p>
      <text:p text:style-name="P34"><text:span text:style-name="Subtle_20_Emphasis"><text:span text:style-name="T17"><text:s text:c="4"/>void displayBT (binTree b, int n);</text:span></text:span></text:p>
      <text:p text:style-name="P34"><text:span text:style-name="Subtle_20_Emphasis"><text:span text:style-name="T17"><text:s text:c="4"/>unInt hBT (binTree b);</text:span></text:span></text:p>
      <text:p text:style-name="P34"><text:span text:style-name="Subtle_20_Emphasis"><text:span text:style-name="T17"><text:s text:c="4"/>unInt sizeBT (binTree b);</text:span></text:span></text:p>
      <text:p text:style-name="P34"><text:span text:style-name="Subtle_20_Emphasis"><text:span text:style-name="T17"><text:s text:c="4"/>void printKLP (binTree b);</text:span></text:span></text:p>
      <text:p text:style-name="P34"><text:span text:style-name="Subtle_20_Emphasis"><text:span text:style-name="T17"><text:s text:c="4"/>int count(binTree b, base x);</text:span></text:span></text:p>
      <text:p text:style-name="P34"><text:soft-page-break/><text:span text:style-name="Subtle_20_Emphasis"><text:span text:style-name="T17"><text:s text:c="4"/>int path_length(binTree b, base x);</text:span></text:span></text:p>
      <text:p text:style-name="P34"><text:span text:style-name="Subtle_20_Emphasis"><text:span text:style-name="T17">} // end of namespace binTree_modul</text:span></text:span></text:p>
      <text:p text:style-name="P35"><text:span text:style-name="Subtle_20_Emphasis"/></text:p>
      <text:p text:style-name="P34"><text:span text:style-name="Subtle_20_Emphasis"><text:span text:style-name="T17">#endif // BTREE_H_INCLUDE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ru" fo:country="RU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ru" fo:country="RU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 fo:padding="0cm" fo:border="none"/>
      <style:text-properties fo:color="#00000a" style:font-name="a_Timer" fo:font-family="a_Timer" style:font-family-generic="roman" style:font-pitch="variable" fo:font-size="14pt" style:font-name-asian="a_Timer1" style:font-family-asian="a_Timer" style:font-family-generic-asian="system" style:font-pitch-asian="variable" style:font-size-asian="14pt" style:font-name-complex="a_Timer1" style:font-family-complex="a_Timer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" fo:font-family="'Times New Roman'" style:font-family-generic="roman" style:font-pitch="variable" fo:font-size="14pt"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span text:style-name="MT1"><text:page-number text:select-page="current">13</text:page-number></text:span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</meta:editing-cycles>
    <meta:creation-date>2017-11-05T17:05:00</meta:creation-date>
    <dc:date>2017-12-17T00:07:09.984295352</dc:date>
    <meta:editing-duration>PT2H14M17S</meta:editing-duration>
    <meta:generator>LibreOffice/5.1.6.2$Linux_x86 LibreOffice_project/10m0$Build-2</meta:generator>
    <meta:document-statistic meta:table-count="2" meta:image-count="0" meta:object-count="0" meta:page-count="13" meta:paragraph-count="362" meta:word-count="1319" meta:character-count="9374" meta:non-whitespace-character-count="747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